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21509" officeooo:paragraph-rsid="00021509"/>
    </style:style>
    <style:style style:name="P2" style:family="paragraph" style:parent-style-name="Preformatted_20_Text">
      <style:text-properties officeooo:rsid="00021509" officeooo:paragraph-rsid="000bc57b"/>
    </style:style>
    <style:style style:name="P3" style:family="paragraph" style:parent-style-name="Preformatted_20_Text">
      <style:text-properties officeooo:rsid="00021509" officeooo:paragraph-rsid="0019fcfa"/>
    </style:style>
    <style:style style:name="P4" style:family="paragraph" style:parent-style-name="Preformatted_20_Text">
      <style:text-properties officeooo:rsid="00021509" officeooo:paragraph-rsid="0031d9eb"/>
    </style:style>
    <style:style style:name="P5" style:family="paragraph" style:parent-style-name="Preformatted_20_Text">
      <style:text-properties officeooo:rsid="00021509" officeooo:paragraph-rsid="00328153"/>
    </style:style>
    <style:style style:name="P6" style:family="paragraph" style:parent-style-name="Preformatted_20_Text">
      <style:text-properties officeooo:rsid="00021509" officeooo:paragraph-rsid="003f055c"/>
    </style:style>
    <style:style style:name="P7" style:family="paragraph" style:parent-style-name="Preformatted_20_Text">
      <style:text-properties officeooo:rsid="00021509" officeooo:paragraph-rsid="0040062e"/>
    </style:style>
    <style:style style:name="P8" style:family="paragraph" style:parent-style-name="Preformatted_20_Text">
      <style:text-properties officeooo:rsid="00021509" officeooo:paragraph-rsid="00605ea3"/>
    </style:style>
    <style:style style:name="P9" style:family="paragraph" style:parent-style-name="Preformatted_20_Text">
      <style:text-properties fo:font-weight="bold" officeooo:rsid="00021509" officeooo:paragraph-rsid="00021509" style:font-weight-asian="bold" style:font-weight-complex="bold"/>
    </style:style>
    <style:style style:name="P10" style:family="paragraph" style:parent-style-name="Preformatted_20_Text">
      <style:text-properties fo:font-weight="bold" officeooo:rsid="00021509" officeooo:paragraph-rsid="0031d9eb" style:font-weight-asian="bold" style:font-weight-complex="bold"/>
    </style:style>
    <style:style style:name="P11" style:family="paragraph" style:parent-style-name="Preformatted_20_Text">
      <style:text-properties fo:font-weight="bold" officeooo:rsid="00021509" officeooo:paragraph-rsid="00328153" style:font-weight-asian="bold" style:font-weight-complex="bold"/>
    </style:style>
    <style:style style:name="P12" style:family="paragraph" style:parent-style-name="Preformatted_20_Text">
      <style:text-properties fo:font-weight="bold" officeooo:rsid="00195682" officeooo:paragraph-rsid="00195682" style:font-weight-asian="bold" style:font-weight-complex="bold"/>
    </style:style>
    <style:style style:name="P13" style:family="paragraph" style:parent-style-name="Preformatted_20_Text">
      <style:text-properties fo:font-weight="bold" officeooo:rsid="001611ac" officeooo:paragraph-rsid="001611ac" style:font-weight-asian="bold" style:font-weight-complex="bold"/>
    </style:style>
    <style:style style:name="P14" style:family="paragraph" style:parent-style-name="Preformatted_20_Text">
      <style:text-properties fo:font-weight="bold" officeooo:rsid="0019fcfa" officeooo:paragraph-rsid="0019fcfa" style:font-weight-asian="bold" style:font-weight-complex="bold"/>
    </style:style>
    <style:style style:name="P15" style:family="paragraph" style:parent-style-name="Preformatted_20_Text">
      <style:text-properties fo:font-weight="bold" officeooo:rsid="0019fcfa" officeooo:paragraph-rsid="00328153" style:font-weight-asian="bold" style:font-weight-complex="bold"/>
    </style:style>
    <style:style style:name="P16" style:family="paragraph" style:parent-style-name="Preformatted_20_Text">
      <style:text-properties fo:font-weight="bold" officeooo:rsid="001aec1d" officeooo:paragraph-rsid="001aec1d" style:font-weight-asian="bold" style:font-weight-complex="bold"/>
    </style:style>
    <style:style style:name="P17" style:family="paragraph" style:parent-style-name="Preformatted_20_Text">
      <style:text-properties fo:font-weight="bold" officeooo:rsid="001bc719" officeooo:paragraph-rsid="001bc719" style:font-weight-asian="bold" style:font-weight-complex="bold"/>
    </style:style>
    <style:style style:name="P18" style:family="paragraph" style:parent-style-name="Preformatted_20_Text">
      <style:text-properties fo:font-weight="bold" officeooo:rsid="001c57fb" officeooo:paragraph-rsid="001c57fb" style:font-weight-asian="bold" style:font-weight-complex="bold"/>
    </style:style>
    <style:style style:name="P19" style:family="paragraph" style:parent-style-name="Preformatted_20_Text">
      <style:text-properties fo:font-weight="bold" officeooo:rsid="0015cbca" officeooo:paragraph-rsid="0015cbca" style:font-weight-asian="bold" style:font-weight-complex="bold"/>
    </style:style>
    <style:style style:name="P20" style:family="paragraph" style:parent-style-name="Preformatted_20_Text">
      <style:text-properties officeooo:rsid="0019fcfa" officeooo:paragraph-rsid="0019fcfa"/>
    </style:style>
    <style:style style:name="P21" style:family="paragraph" style:parent-style-name="Preformatted_20_Text">
      <style:text-properties officeooo:rsid="003ba020" officeooo:paragraph-rsid="003ba020"/>
    </style:style>
    <style:style style:name="P22" style:family="paragraph" style:parent-style-name="Preformatted_20_Text">
      <style:text-properties officeooo:rsid="005a6031" officeooo:paragraph-rsid="005a6031"/>
    </style:style>
    <style:style style:name="P23" style:family="paragraph" style:parent-style-name="Preformatted_20_Text">
      <style:paragraph-properties fo:text-align="center" style:justify-single-word="false"/>
      <style:text-properties fo:font-size="16pt" fo:font-weight="bold" officeooo:rsid="006ae5f3" officeooo:paragraph-rsid="006ae5f3" style:font-size-asian="14pt" style:font-weight-asian="bold" style:font-size-complex="16pt" style:font-weight-complex="bold"/>
    </style:style>
    <style:style style:name="P24" style:family="paragraph" style:parent-style-name="Preformatted_20_Text">
      <style:text-properties officeooo:rsid="00035ba3" officeooo:paragraph-rsid="0014b990"/>
    </style:style>
    <style:style style:name="P25" style:family="paragraph" style:parent-style-name="Preformatted_20_Text">
      <style:text-properties officeooo:rsid="00035ba3" officeooo:paragraph-rsid="000628ef"/>
    </style:style>
    <style:style style:name="P26" style:family="paragraph" style:parent-style-name="Preformatted_20_Text">
      <style:text-properties officeooo:rsid="0004b1ba" officeooo:paragraph-rsid="000628ef"/>
    </style:style>
    <style:style style:name="P27" style:family="paragraph" style:parent-style-name="Preformatted_20_Text">
      <style:text-properties officeooo:rsid="0009ce19" officeooo:paragraph-rsid="00021509"/>
    </style:style>
    <style:style style:name="P28" style:family="paragraph" style:parent-style-name="Preformatted_20_Text">
      <style:text-properties fo:font-weight="bold" officeooo:rsid="00021509" officeooo:paragraph-rsid="0017ba42" style:font-weight-asian="bold" style:font-weight-complex="bold"/>
    </style:style>
    <style:style style:name="P29" style:family="paragraph" style:parent-style-name="Preformatted_20_Text">
      <style:text-properties fo:font-weight="bold" officeooo:rsid="00021509" officeooo:paragraph-rsid="0019fcfa" style:font-weight-asian="bold" style:font-weight-complex="bold"/>
    </style:style>
    <style:style style:name="P30" style:family="paragraph" style:parent-style-name="Preformatted_20_Text">
      <style:text-properties fo:font-weight="bold" officeooo:rsid="00021509" officeooo:paragraph-rsid="003f055c" style:font-weight-asian="bold" style:font-weight-complex="bold"/>
    </style:style>
    <style:style style:name="P31" style:family="paragraph" style:parent-style-name="Preformatted_20_Text">
      <style:text-properties fo:font-weight="bold" officeooo:rsid="00021509" officeooo:paragraph-rsid="00021509" style:font-weight-asian="bold" style:font-weight-complex="bold"/>
    </style:style>
    <style:style style:name="P32" style:family="paragraph" style:parent-style-name="Preformatted_20_Text">
      <style:text-properties fo:font-weight="bold" officeooo:rsid="00021509" officeooo:paragraph-rsid="0040062e" style:font-weight-asian="bold" style:font-weight-complex="bold"/>
    </style:style>
    <style:style style:name="P33" style:family="paragraph" style:parent-style-name="Preformatted_20_Text">
      <style:text-properties officeooo:rsid="006b516b" officeooo:paragraph-rsid="006b51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9a8d" style:font-weight-asian="bold" style:font-weight-complex="bold"/>
    </style:style>
    <style:style style:name="T3" style:family="text">
      <style:text-properties fo:font-weight="bold" officeooo:rsid="0019fcfa" style:font-weight-asian="bold" style:font-weight-complex="bold"/>
    </style:style>
    <style:style style:name="T4" style:family="text">
      <style:text-properties fo:font-weight="bold" officeooo:rsid="001bc719" style:font-weight-asian="bold" style:font-weight-complex="bold"/>
    </style:style>
    <style:style style:name="T5" style:family="text">
      <style:text-properties fo:font-weight="bold" officeooo:rsid="00363a61" style:font-weight-asian="bold" style:font-weight-complex="bold"/>
    </style:style>
    <style:style style:name="T6" style:family="text">
      <style:text-properties fo:font-weight="bold" officeooo:rsid="003d769b" style:font-weight-asian="bold" style:font-weight-complex="bold"/>
    </style:style>
    <style:style style:name="T7" style:family="text">
      <style:text-properties fo:font-weight="bold" officeooo:rsid="0040062e" style:font-weight-asian="bold" style:font-weight-complex="bold"/>
    </style:style>
    <style:style style:name="T8" style:family="text">
      <style:text-properties officeooo:rsid="001dcf45"/>
    </style:style>
    <style:style style:name="T9" style:family="text">
      <style:text-properties officeooo:rsid="001f8ba8"/>
    </style:style>
    <style:style style:name="T10" style:family="text">
      <style:text-properties officeooo:rsid="00216e03"/>
    </style:style>
    <style:style style:name="T11" style:family="text">
      <style:text-properties officeooo:rsid="00228bb0"/>
    </style:style>
    <style:style style:name="T12" style:family="text">
      <style:text-properties officeooo:rsid="002412fd"/>
    </style:style>
    <style:style style:name="T13" style:family="text">
      <style:text-properties officeooo:rsid="00278cfe"/>
    </style:style>
    <style:style style:name="T14" style:family="text">
      <style:text-properties officeooo:rsid="00293977"/>
    </style:style>
    <style:style style:name="T15" style:family="text">
      <style:text-properties officeooo:rsid="002bab12"/>
    </style:style>
    <style:style style:name="T16" style:family="text">
      <style:text-properties officeooo:rsid="0035d1f7"/>
    </style:style>
    <style:style style:name="T17" style:family="text">
      <style:text-properties officeooo:rsid="003be36b"/>
    </style:style>
    <style:style style:name="T18" style:family="text">
      <style:text-properties officeooo:rsid="003d769b"/>
    </style:style>
    <style:style style:name="T19" style:family="text">
      <style:text-properties fo:font-weight="normal" officeooo:rsid="003f055c" style:font-weight-asian="normal" style:font-weight-complex="normal"/>
    </style:style>
    <style:style style:name="T20" style:family="text">
      <style:text-properties officeooo:rsid="003f2650"/>
    </style:style>
    <style:style style:name="T21" style:family="text">
      <style:text-properties officeooo:rsid="0040062e"/>
    </style:style>
    <style:style style:name="T22" style:family="text">
      <style:text-properties officeooo:rsid="0041edcc"/>
    </style:style>
    <style:style style:name="T23" style:family="text">
      <style:text-properties officeooo:rsid="00465784"/>
    </style:style>
    <style:style style:name="T24" style:family="text">
      <style:text-properties officeooo:rsid="0049b7ec"/>
    </style:style>
    <style:style style:name="T25" style:family="text">
      <style:text-properties officeooo:rsid="004baf2f"/>
    </style:style>
    <style:style style:name="T26" style:family="text">
      <style:text-properties officeooo:rsid="004cfa9a"/>
    </style:style>
    <style:style style:name="T27" style:family="text">
      <style:text-properties officeooo:rsid="004dd81c"/>
    </style:style>
    <style:style style:name="T28" style:family="text">
      <style:text-properties officeooo:rsid="004e54fb"/>
    </style:style>
    <style:style style:name="T29" style:family="text">
      <style:text-properties officeooo:rsid="004f6182"/>
    </style:style>
    <style:style style:name="T30" style:family="text">
      <style:text-properties officeooo:rsid="0051798f"/>
    </style:style>
    <style:style style:name="T31" style:family="text">
      <style:text-properties officeooo:rsid="005197f0"/>
    </style:style>
    <style:style style:name="T32" style:family="text">
      <style:text-properties officeooo:rsid="005245e3"/>
    </style:style>
    <style:style style:name="T33" style:family="text">
      <style:text-properties officeooo:rsid="0065562d"/>
    </style:style>
    <style:style style:name="T34" style:family="text">
      <style:text-properties officeooo:rsid="00695c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Explanation</text:p>
      <text:p text:style-name="P2"/>
      <text:p text:style-name="P2"><text:span text:style-name="T1">Title:</text:span> OpenCV C++ Program to blur an image.</text:p>
      <text:p text:style-name="P2"><text:span text:style-name="T1">Author:</text:span> Aditya Prakash</text:p>
      <text:p text:style-name="P1">The following is the <text:span text:style-name="T8">explanation to the </text:span><text:span text:style-name="T2">C++</text:span> code to blur an Image in C++ using the tool <text:span text:style-name="T1">OpenCV</text:span>.</text:p>
      <text:p text:style-name="P24">Things to know:</text:p>
      <text:p text:style-name="P24">(1) The code will only compile in Linux environment.</text:p>
      <text:p text:style-name="P25">(2) To run in windows, please use the executable file.</text:p>
      <text:p text:style-name="P26">(3) Compile command: g++ -w article.cpp -o article `pkg-config --libs opencv` </text:p>
      <text:p text:style-name="P27">(4) Run command: ./article</text:p>
      <text:p text:style-name="P33">(5) The image bat.jpg has to be in the same directory as the code.</text:p>
      <text:p text:style-name="P1">Before you run the code, please make sure that you have OpenCV installed on your // system.</text:p>
      <text:p text:style-name="P19">Code area:</text:p>
      <text:p text:style-name="P1"/>
      <text:p text:style-name="P1"/>
      <text:p text:style-name="P13">(1)</text:p>
      <text:p text:style-name="P28">#include &lt;opencv2/core/core.hpp&gt;</text:p>
      <text:p text:style-name="P1">core – <text:span text:style-name="T9">M</text:span>odule <text:span text:style-name="T9">to</text:span> defin<text:span text:style-name="T9">e</text:span> basic data structures, <text:span text:style-name="T10">example:</text:span> <text:span text:style-name="T11">D</text:span>ense <text:span text:style-name="T12">M</text:span>ulti-<text:span text:style-name="T12">D</text:span>imensional array Mat and basic functions <text:span text:style-name="T23">too</text:span>.</text:p>
      <text:p text:style-name="P9"/>
      <text:p text:style-name="P9"/>
      <text:p text:style-name="P12">(2)</text:p>
      <text:p text:style-name="P9">#include &lt;opencv2/highgui/highgui.hpp&gt;</text:p>
      <text:p text:style-name="P1">highgui - an interface to video <text:span text:style-name="T13">and image</text:span> capturing.</text:p>
      <text:p text:style-name="P1"/>
      <text:p text:style-name="P1"/>
      <text:p text:style-name="P12">(3)</text:p>
      <text:p text:style-name="P9">#include &lt;opencv2/imgproc/imgproc.hpp&gt;</text:p>
      <text:p text:style-name="P1">imgproc - <text:span text:style-name="T14">A</text:span>n image processing module that <text:span text:style-name="T15">for</text:span> linear and non-linear image filtering, geometrical image transformations, color space conversion and so on.</text:p>
      <text:p text:style-name="P14"/>
      <text:p text:style-name="P14"/>
      <text:p text:style-name="P14">(4)</text:p>
      <text:p text:style-name="P9">#include &lt;stdio.h&gt;</text:p>
      <text:p text:style-name="P11">#include &lt;iostream&gt;</text:p>
      <text:p text:style-name="P4">The<text:span text:style-name="T16"> </text:span>header <text:span text:style-name="T16">files </text:span>for performing input and output.</text:p>
      <text:p text:style-name="P10"/>
      <text:p text:style-name="P9"/>
      <text:p text:style-name="P20"><text:span text:style-name="T1">(</text:span><text:span text:style-name="T5">5</text:span><text:span text:style-name="T1">)</text:span></text:p>
      <text:p text:style-name="P9">using namespace cv;</text:p>
      <text:p text:style-name="P5">Namespace where all the C++ OpenCV functionality resides.</text:p>
      <text:p text:style-name="P15"/>
      <text:p text:style-name="P15"/>
      <text:p text:style-name="P14">(<text:span text:style-name="T17">6</text:span>)</text:p>
      <text:p text:style-name="P9">using namespace std;</text:p>
      <text:p text:style-name="P21">For input output operations.</text:p>
      <text:p text:style-name="P21"/>
      <text:p text:style-name="P21"/>
      <text:p text:style-name="P14">(<text:span text:style-name="T18">7</text:span>)</text:p>
      <text:p text:style-name="P1"><text:span text:style-name="T1">int main()</text:span><text:tab/><text:tab/>// Main function</text:p>
      <text:p text:style-name="P29">{</text:p>
      <text:p text:style-name="P22"/>
      <text:p text:style-name="P22"/>
      <text:p text:style-name="P3"><text:span text:style-name="T3">(</text:span><text:span text:style-name="T6">8</text:span><text:span text:style-name="T3">)</text:span> </text:p>
      <text:p text:style-name="P30">Mat image = imread("bat.jpg", CV_LOAD_IMAGE_UNCHANGED);</text:p>
      <text:p text:style-name="P6"><text:span text:style-name="T19">R</text:span>ead the image data in the file "<text:span text:style-name="T24">bat.jpg</text:span>" and store it in 'im<text:span text:style-name="T25">a</text:span>g<text:span text:style-name="T25">e</text:span>'.</text:p>
      <text:p text:style-name="P1">Mat object is a basic image container.</text:p>
      <text:p text:style-name="P8"><text:soft-page-break/>Imread:</text:p>
      <text:p text:style-name="P8">first argument denotes the image to be loaded.</text:p>
      <text:p text:style-name="P1">second argument specifies the image format <text:span text:style-name="T26">as follows:</text:span></text:p>
      <text:p text:style-name="P1">CV_LOAD_IMAGE_UNCHANGED (&lt;0) loads the image as <text:span text:style-name="T28">it is.</text:span></text:p>
      <text:p text:style-name="P1">CV_LOAD_IMAGE_GRAYSCALE ( 0) loads the image <text:span text:style-name="T29">in Gray scale.</text:span></text:p>
      <text:p text:style-name="P1">CV_LOAD_IMAGE_COLOR (&gt;0) loads the image in the BGR format.</text:p>
      <text:p text:style-name="P1">If the second argument is not <text:span text:style-name="T27">there</text:span>, it is implied CV_LOAD_IMAGE_COLOR. </text:p>
      <text:p text:style-name="P16"/>
      <text:p text:style-name="P16"/>
      <text:p text:style-name="P16"/>
      <text:p text:style-name="P16"/>
      <text:p text:style-name="P16">(<text:span text:style-name="T20">9</text:span>)</text:p>
      <text:p text:style-name="P1"><text:span text:style-name="T1"><text:s/>if(! image.data )<text:tab/></text:span>// Check for no data</text:p>
      <text:p text:style-name="P9"><text:s/>{</text:p>
      <text:p text:style-name="P9"><text:s/><text:tab/> cout &lt;&lt; <text:s/>"Could not open or find the image.\n";</text:p>
      <text:p text:style-name="P7"><text:span text:style-name="T1"><text:tab/> return -1;<text:tab/><text:tab/></text:span>// unsuccessful</text:p>
      <text:p text:style-name="P32"><text:s/>}</text:p>
      <text:p text:style-name="P17"/>
      <text:p text:style-name="P17"/>
      <text:p text:style-name="P17">(1<text:span text:style-name="T21">0</text:span>)</text:p>
      <text:p text:style-name="P1"><text:span text:style-name="T1"><text:s/>blur(image,image,Size(10,10));<text:tab/></text:span><text:tab/><text:tab/>// Function to blur the image</text:p>
      <text:p text:style-name="P1"><text:s/>first argument: input source</text:p>
      <text:p text:style-name="P1"><text:s/>second argument: output <text:span text:style-name="T30">destination</text:span></text:p>
      <text:p text:style-name="P1"><text:s/>third argument: blurring kernel size</text:p>
      <text:p text:style-name="P1"/>
      <text:p text:style-name="P1"/>
      <text:p text:style-name="P1"><text:span text:style-name="T4">(1</text:span><text:span text:style-name="T7">1</text:span><text:span text:style-name="T4">)</text:span> </text:p>
      <text:p text:style-name="P1"><text:span text:style-name="T1"><text:s/>namedWindow( "bat", CV_WINDOW_AUTOSIZE );</text:span><text:tab/>// Create a window</text:p>
      <text:p text:style-name="P1"><text:s/>first argument: name of the window.</text:p>
      <text:p text:style-name="P1"><text:s/>second argument: flag- types: </text:p>
      <text:p text:style-name="P1"><text:s/>WINDOW_NORMAL : <text:span text:style-name="T31">T</text:span>he user can resize the window.</text:p>
      <text:p text:style-name="P1"><text:s/>WINDOW_AUTOSIZE : <text:span text:style-name="T31">T</text:span>he window size is automatically adjusted to fit<text:span text:style-name="T33">v</text:span>the displayed image() ), and you cannot change the window size manually.</text:p>
      <text:p text:style-name="P1"><text:s/>WINDOW_OPENGL : <text:span text:style-name="T32">T</text:span>he window will be created with OpenGL support.</text:p>
      <text:p text:style-name="P17"/>
      <text:p text:style-name="P17"/>
      <text:p text:style-name="P17">(1<text:span text:style-name="T22">2</text:span>)</text:p>
      <text:p text:style-name="P1"><text:span text:style-name="T1"><text:s/>imshow( "bat", image );<text:tab/></text:span>// Displays an image in the specified <text:s/>window.</text:p>
      <text:p text:style-name="P1"><text:s/>first argument: name of the window.</text:p>
      <text:p text:style-name="P1"><text:s/>second argument: image to be shown(Mat object).</text:p>
      <text:p text:style-name="P17"/>
      <text:p text:style-name="P17"/>
      <text:p text:style-name="P17">(1<text:span text:style-name="T22">3</text:span>)</text:p>
      <text:p text:style-name="P1"><text:s/><text:span text:style-name="T1">waitKey(0);<text:tab/></text:span>// Wait infinite time for a key press.</text:p>
      <text:p text:style-name="P1"/>
      <text:p text:style-name="P1"/>
      <text:p text:style-name="P17">(1<text:span text:style-name="T22">4</text:span>)</text:p>
      <text:p text:style-name="P1"><text:s/><text:span text:style-name="T1">return 0;<text:tab/><text:tab/></text:span>// Return from the main function.</text:p>
      <text:p text:style-name="P9">}</text:p>
      <text:p text:style-name="P9"/>
      <text:p text:style-name="P9"/>
      <text:p text:style-name="P18">End of <text:span text:style-name="T34">explanation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1T13:42:52.779791261</dc:date>
    <meta:generator>LibreOffice/4.2.8.2$Linux_x86 LibreOffice_project/420m0$Build-2</meta:generator>
    <meta:editing-duration>PT34M52S</meta:editing-duration>
    <meta:editing-cycles>106</meta:editing-cycles>
    <meta:document-statistic meta:table-count="0" meta:image-count="0" meta:object-count="0" meta:page-count="2" meta:paragraph-count="73" meta:word-count="430" meta:character-count="2726" meta:non-whitespace-character-count="2334"/>
  </office:meta>
</office:document-meta>
</file>